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21-01-25 1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20-01-21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9-01-14 0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7-01-0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6-01-19 0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5-01-22 0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4-02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3-10-01 0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3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2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10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8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7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5-01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4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3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2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1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0</text:p>
          </table:table-cell>
          <table:table-cell office:value-type="string" calcext:value-type="string">
            <text:p>2000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